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3800000780BB297EAF.png"/>
  <manifest:file-entry manifest:media-type="image/png" manifest:full-path="Pictures/100000000000043800000780B992A29D.png"/>
  <manifest:file-entry manifest:media-type="image/png" manifest:full-path="Pictures/100000000000043800000780642B226B.png"/>
  <manifest:file-entry manifest:media-type="image/png" manifest:full-path="Pictures/1000000000000438000007800E9C2209.png"/>
  <manifest:file-entry manifest:media-type="image/png" manifest:full-path="Pictures/1000000000000438000007806D62B0B5.png"/>
  <manifest:file-entry manifest:media-type="image/png" manifest:full-path="Pictures/10000000000000200000002000309F1C.png"/>
  <manifest:file-entry manifest:media-type="image/png" manifest:full-path="Pictures/1000000000000438000007807045112B.png"/>
  <manifest:file-entry manifest:media-type="image/png" manifest:full-path="Pictures/1000000000000438000007803DEF7864.png"/>
  <manifest:file-entry manifest:media-type="image/png" manifest:full-path="Pictures/10000000000004380000078071F88BEB.png"/>
  <manifest:file-entry manifest:media-type="image/png" manifest:full-path="Pictures/10000000000004380000078030C95C2B.png"/>
  <manifest:file-entry manifest:media-type="image/png" manifest:full-path="Pictures/100000000000043800000780F7034C09.png"/>
  <manifest:file-entry manifest:media-type="image/png" manifest:full-path="Pictures/100000000000043800000780F485816C.png"/>
  <manifest:file-entry manifest:media-type="image/png" manifest:full-path="Pictures/100000000000043800000780CC4C5A0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9.5cm" svg:y1="3.639cm" svg:x2="11cm" svg:y2="3.64cm" draw:start-shape="id1" draw:start-glue-point="1" svg:d="M9500 3639l1500 1">
          <text:p/>
        </draw:connector>
        <draw:connector draw:style-name="gr1" draw:text-style-name="P1" draw:layer="layout" draw:type="line" svg:x1="9.5cm" svg:y1="19.14cm" svg:x2="11cm" svg:y2="19.139cm" draw:start-shape="id2" draw:start-glue-point="1" draw:end-shape="id3" draw:end-glue-point="3" svg:d="M9500 19140l1500-1">
          <text:p/>
        </draw:connector>
        <draw:connector draw:style-name="gr1" draw:text-style-name="P1" draw:layer="layout" draw:type="line" svg:x1="14.781cm" svg:y1="19.139cm" svg:x2="16cm" svg:y2="19.139cm" draw:start-shape="id3" draw:end-shape="id4" svg:d="M14781 19139h1219">
          <text:p/>
        </draw:connector>
        <draw:connector draw:style-name="gr1" draw:text-style-name="P1" draw:layer="layout" svg:x1="4cm" svg:y1="3.639cm" svg:x2="5.719cm" svg:y2="3.639cm" draw:start-shape="id5" draw:end-shape="id1" svg:d="M4000 3639h1719">
          <text:p/>
        </draw:connector>
        <draw:connector draw:style-name="gr1" draw:text-style-name="P1" draw:layer="layout" svg:x1="14.781cm" svg:y1="11.639cm" svg:x2="16cm" svg:y2="11.639cm" draw:start-shape="id6" draw:end-shape="id7" svg:d="M14781 11639h1219">
          <text:p/>
        </draw:connector>
        <draw:connector draw:style-name="gr1" draw:text-style-name="P1" draw:layer="layout" svg:x1="12.89cm" svg:y1="8.279cm" svg:x2="12.89cm" svg:y2="7cm" draw:start-shape="id6" svg:d="M12890 8279v-1279">
          <text:p/>
        </draw:connector>
        <draw:connector draw:style-name="gr1" draw:text-style-name="P1" draw:layer="layout" svg:x1="16cm" svg:y1="3.64cm" svg:x2="14.78cm" svg:y2="3.64cm" svg:d="M16000 3640h-1220">
          <text:p/>
        </draw:connector>
        <draw:connector draw:style-name="gr2" draw:text-style-name="P1" draw:layer="layout" svg:x1="2.109cm" svg:y1="15cm" svg:x2="2.109cm" svg:y2="15.779cm" draw:start-shape="id8" draw:start-glue-point="2" draw:end-shape="id9" draw:end-glue-point="0" svg:d="M2109 15000v779">
          <text:p/>
        </draw:connector>
        <draw:frame draw:style-name="gr3" draw:text-style-name="P1" xml:id="id1" draw:id="id1" draw:layer="layout" svg:width="3.781cm" svg:height="6.721cm" svg:x="5.719cm" svg:y="0.279cm">
          <draw:image xlink:href="Pictures/1000000000000438000007800E9C2209.png" xlink:type="simple" xlink:show="embed" xlink:actuate="onLoad">
            <text:p/>
          </draw:image>
        </draw:frame>
        <draw:frame draw:style-name="gr3" draw:text-style-name="P1" draw:layer="layout" svg:width="3.781cm" svg:height="6.721cm" svg:x="11cm" svg:y="0.28cm">
          <draw:image xlink:href="Pictures/10000000000004380000078030C95C2B.png" xlink:type="simple" xlink:show="embed" xlink:actuate="onLoad">
            <text:p/>
          </draw:image>
        </draw:frame>
        <draw:frame draw:style-name="gr3" draw:text-style-name="P1" draw:layer="layout" svg:width="3.781cm" svg:height="6.721cm" svg:x="16cm" svg:y="0.28cm">
          <draw:image xlink:href="Pictures/100000000000043800000780CC4C5A06.png" xlink:type="simple" xlink:show="embed" xlink:actuate="onLoad">
            <text:p/>
          </draw:image>
        </draw:frame>
        <draw:frame draw:style-name="gr3" draw:text-style-name="P1" xml:id="id6" draw:id="id6" draw:layer="layout" svg:width="3.781cm" svg:height="6.721cm" svg:x="11cm" svg:y="8.279cm">
          <draw:image xlink:href="Pictures/10000000000004380000078071F88BEB.png" xlink:type="simple" xlink:show="embed" xlink:actuate="onLoad">
            <text:p/>
          </draw:image>
        </draw:frame>
        <draw:frame draw:style-name="gr3" draw:text-style-name="P1" xml:id="id7" draw:id="id7" draw:layer="layout" svg:width="3.781cm" svg:height="6.721cm" svg:x="16cm" svg:y="8.279cm">
          <draw:image xlink:href="Pictures/1000000000000438000007803DEF7864.png" xlink:type="simple" xlink:show="embed" xlink:actuate="onLoad">
            <text:p/>
          </draw:image>
        </draw:frame>
        <draw:frame draw:style-name="gr3" draw:text-style-name="P1" xml:id="id5" draw:id="id5" draw:layer="layout" svg:width="3.781cm" svg:height="6.721cm" svg:x="0.219cm" svg:y="0.279cm">
          <draw:image xlink:href="Pictures/100000000000043800000780642B226B.png" xlink:type="simple" xlink:show="embed" xlink:actuate="onLoad">
            <text:p/>
          </draw:image>
        </draw:frame>
        <draw:frame draw:style-name="gr3" draw:text-style-name="P1" xml:id="id8" draw:id="id8" draw:layer="layout" svg:width="3.781cm" svg:height="6.721cm" svg:x="0.219cm" svg:y="8.279cm">
          <draw:image xlink:href="Pictures/100000000000043800000780B992A29D.png" xlink:type="simple" xlink:show="embed" xlink:actuate="onLoad">
            <text:p/>
          </draw:image>
        </draw:frame>
        <draw:frame draw:style-name="gr3" draw:text-style-name="P1" xml:id="id9" draw:id="id9" draw:layer="layout" svg:width="3.781cm" svg:height="6.721cm" svg:x="0.219cm" svg:y="15.779cm">
          <draw:image xlink:href="Pictures/100000000000043800000780F7034C09.png" xlink:type="simple" xlink:show="embed" xlink:actuate="onLoad">
            <text:p/>
          </draw:image>
        </draw:frame>
        <draw:frame draw:style-name="gr3" draw:text-style-name="P1" xml:id="id2" draw:id="id2" draw:layer="layout" svg:width="3.78cm" svg:height="6.72cm" svg:x="5.72cm" svg:y="15.78cm">
          <draw:image xlink:href="Pictures/1000000000000438000007806D62B0B5.png" xlink:type="simple" xlink:show="embed" xlink:actuate="onLoad">
            <text:p/>
          </draw:image>
        </draw:frame>
        <draw:connector draw:style-name="gr1" draw:text-style-name="P1" draw:layer="layout" draw:type="line" svg:x1="4cm" svg:y1="19.139cm" svg:x2="5.72cm" svg:y2="19.14cm" draw:start-shape="id9" draw:start-glue-point="1" draw:end-shape="id2" svg:d="M4000 19139l1720 1">
          <text:p/>
        </draw:connector>
        <draw:frame draw:style-name="gr3" draw:text-style-name="P1" xml:id="id3" draw:id="id3" draw:layer="layout" svg:width="3.781cm" svg:height="6.721cm" svg:x="11cm" svg:y="15.779cm">
          <draw:image xlink:href="Pictures/100000000000043800000780BB297EAF.png" xlink:type="simple" xlink:show="embed" xlink:actuate="onLoad">
            <text:p/>
          </draw:image>
        </draw:frame>
        <draw:frame draw:style-name="gr3" draw:text-style-name="P1" xml:id="id4" draw:id="id4" draw:layer="layout" svg:width="3.781cm" svg:height="6.721cm" svg:x="16cm" svg:y="15.779cm">
          <draw:image xlink:href="Pictures/100000000000043800000780F485816C.png" xlink:type="simple" xlink:show="embed" xlink:actuate="onLoad">
            <text:p/>
          </draw:image>
        </draw:frame>
        <draw:frame draw:style-name="gr3" draw:text-style-name="P1" xml:id="id10" draw:id="id10" draw:layer="layout" svg:width="3.78cm" svg:height="6.72cm" svg:x="3cm" svg:y="22.78cm">
          <draw:image xlink:href="Pictures/1000000000000438000007807045112B.png" xlink:type="simple" xlink:show="embed" xlink:actuate="onLoad">
            <text:p/>
          </draw:image>
        </draw:frame>
        <draw:connector draw:style-name="gr1" draw:text-style-name="P1" draw:layer="layout" svg:x1="2.109cm" svg:y1="7cm" svg:x2="2.109cm" svg:y2="8.279cm" draw:start-shape="id5" draw:end-shape="id8" draw:end-glue-point="0" svg:d="M2109 7000v1279">
          <text:p/>
        </draw:connector>
        <draw:connector draw:style-name="gr1" draw:text-style-name="P1" draw:layer="layout" svg:x1="2.109cm" svg:y1="22.5cm" svg:x2="3cm" svg:y2="26.14cm" draw:start-shape="id9" draw:start-glue-point="2" draw:end-shape="id10" draw:end-glue-point="3" svg:d="M2109 22500v3640h891">
          <text:p/>
        </draw:connector>
        <draw:connector draw:style-name="gr1" draw:text-style-name="P1" draw:layer="layout" svg:x1="7.61cm" svg:y1="22.5cm" svg:x2="6.78cm" svg:y2="26.14cm" draw:start-shape="id2" draw:end-shape="id10" svg:d="M7610 22500v3640h-830">
          <text:p/>
        </draw:connector>
        <draw:connector draw:style-name="gr2" draw:text-style-name="P1" draw:layer="layout" draw:type="line" svg:x1="7.61cm" svg:y1="15.78cm" svg:x2="7.609cm" svg:y2="7cm" draw:start-shape="id2" draw:start-glue-point="0" draw:end-shape="id1" svg:d="M7610 15780l-1-8780">
          <text:p/>
        </draw:connector>
        <draw:connector draw:style-name="gr2" draw:text-style-name="P1" draw:layer="layout" draw:line-skew="4.11cm" svg:x1="2.109cm" svg:y1="15.779cm" svg:x2="7.609cm" svg:y2="7cm" draw:start-shape="id9" draw:start-glue-point="0" draw:end-shape="id1" draw:end-glue-point="2" svg:d="M2109 15779v-279h5500v-8500">
          <text:p/>
        </draw:connector>
        <draw:connector draw:style-name="gr2" draw:text-style-name="P1" draw:layer="layout" draw:line-skew="4.11cm" svg:x1="12.89cm" svg:y1="15.779cm" svg:x2="7.609cm" svg:y2="7cm" draw:start-shape="id3" draw:start-glue-point="0" draw:end-shape="id1" svg:d="M12890 15779v-279h-5281v-8500">
          <text:p/>
        </draw:connector>
        <draw:connector draw:style-name="gr2" draw:text-style-name="P1" draw:layer="layout" draw:line-skew="4.11cm" svg:x1="17.89cm" svg:y1="15.779cm" svg:x2="7.609cm" svg:y2="7cm" draw:start-shape="id4" draw:start-glue-point="0" draw:end-shape="id1" draw:end-glue-point="2" svg:d="M17890 15779v-279h-10281v-8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8M38S</meta:editing-duration>
    <meta:editing-cycles>5</meta:editing-cycles>
    <meta:generator>OpenOffice/4.1.2$Win32 OpenOffice.org_project/412m3$Build-9782</meta:generator>
    <dc:date>2016-06-28T02:04:59.46</dc:date>
    <meta:document-statistic meta:object-count="28"/>
  </office:meta>
</office:document-meta>
</file>